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text-properties fo:color="#0066ff" fo:font-weight="bold" style:font-weight-asian="bold" style:font-weight-complex="bold"/>
    </style:style>
    <style:style style:name="P5" style:family="paragraph">
      <style:text-properties fo:color="#66ff66" fo:font-size="14pt" style:font-size-asian="14pt" style:font-size-complex="14pt"/>
    </style:style>
    <style:style style:name="P6" style:family="paragraph">
      <style:text-properties fo:color="#00cc00" fo:font-size="14pt" style:font-size-asian="14pt" style:font-size-complex="14pt"/>
    </style:style>
    <style:style style:name="P7" style:family="paragraph">
      <style:text-properties fo:color="#3399ff" fo:font-size="14pt" style:font-size-asian="14pt" style:font-size-complex="14pt"/>
    </style:style>
    <style:style style:name="P8" style:family="paragraph">
      <style:text-properties fo:color="#00cc33" fo:font-size="15pt" style:font-size-asian="15pt" style:font-size-complex="15pt"/>
    </style:style>
    <style:style style:name="P9" style:family="paragraph">
      <style:text-properties fo:color="#66ff66"/>
    </style:style>
    <style:style style:name="P10" style:family="paragraph">
      <style:text-properties fo:color="#009999" fo:font-size="14pt" style:font-size-asian="14pt" style:font-size-complex="14pt"/>
    </style:style>
    <style:style style:name="P11" style:family="paragraph">
      <style:text-properties fo:color="#ff0000" fo:font-size="14pt" style:font-size-asian="14pt" style:font-size-complex="14pt"/>
    </style:style>
    <style:style style:name="T1" style:family="text">
      <style:text-properties fo:color="#0066ff" fo:font-weight="bold" style:font-weight-asian="bold" style:font-weight-complex="bold"/>
    </style:style>
    <style:style style:name="T2" style:family="text">
      <style:text-properties fo:color="#66ff66" fo:font-size="14pt" style:font-size-asian="14pt" style:font-size-complex="14pt"/>
    </style:style>
    <style:style style:name="T3" style:family="text">
      <style:text-properties fo:color="#00cc00" fo:font-size="14pt" style:font-size-asian="14pt" style:font-size-complex="14pt"/>
    </style:style>
    <style:style style:name="T4" style:family="text">
      <style:text-properties fo:color="#3399ff" fo:font-size="14pt" style:font-size-asian="14pt" style:font-size-complex="14pt"/>
    </style:style>
    <style:style style:name="T5" style:family="text">
      <style:text-properties fo:color="#00cc33" fo:font-size="15pt" style:font-size-asian="15pt" style:font-size-complex="15pt"/>
    </style:style>
    <style:style style:name="T6" style:family="text">
      <style:text-properties fo:color="#66ff66"/>
    </style:style>
    <style:style style:name="T7" style:family="text">
      <style:text-properties fo:color="#009999" fo:font-size="14pt" style:font-size-asian="14pt" style:font-size-complex="14pt"/>
    </style:style>
    <style:style style:name="T8" style:family="text">
      <style:text-properties fo:color="#ff0000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0000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1" draw:style-name="gr5" draw:text-style-name="P4" svg:width="3.07cm" svg:height="0.953cm" svg:x="6.939cm" svg:y="10.201cm"><draw:text-box><text:p><text:span text:style-name="T1">Mer rouge</text:span></text:p></draw:text-box></draw:frame><draw:frame text:anchor-type="paragraph" draw:z-index="12" draw:style-name="gr6" draw:text-style-name="P4" svg:width="3.573cm" svg:height="1.191cm" svg:x="1.595cm" svg:y="5.676cm"><draw:text-box><text:p><text:span text:style-name="T1">Mer meditérannée</text:span></text:p></draw:text-box></draw:frame><draw:frame text:anchor-type="paragraph" draw:z-index="13" draw:style-name="gr2" draw:text-style-name="P5" svg:width="3.599cm" svg:height="0.927cm" svg:x="7.151cm" svg:y="4.38cm"><draw:text-box><text:p><text:span text:style-name="T2">mésoôtamie</text:span></text:p></draw:text-box></draw:frame><draw:frame text:anchor-type="paragraph" draw:z-index="14" draw:style-name="gr7" draw:text-style-name="P6" svg:width="3.308cm" svg:height="0.847cm" svg:x="8.844cm" svg:y="7.422cm"><draw:text-box><text:p><text:span text:style-name="T3">Désert d'Arabie</text:span></text:p></draw:text-box></draw:frame><draw:frame text:anchor-type="paragraph" draw:z-index="15" draw:style-name="gr8" draw:text-style-name="P6" svg:width="2.647cm" svg:height="1.142cm" svg:x="1.462cm" svg:y="9.301cm"><draw:text-box><text:p><text:span text:style-name="T3">Désert de Libie</text:span></text:p></draw:text-box></draw:frame><draw:frame text:anchor-type="paragraph" draw:z-index="16" draw:style-name="gr9" svg:width="1.906cm" svg:height="1.456cm" svg:x="17.073cm" svg:y="2.025cm"><draw:text-box><text:p>Croisant fertile</text:p></draw:text-box></draw:frame><draw:frame text:anchor-type="paragraph" draw:z-index="17" draw:style-name="gr10" draw:text-style-name="P7" svg:width="2.461cm" svg:height="0.572cm" svg:x="9.082cm" svg:y="2.184cm"><draw:text-box><text:p><text:span text:style-name="T4">tigre</text:span></text:p></draw:text-box></draw:frame><draw:frame text:anchor-type="paragraph" draw:z-index="18" draw:style-name="gr11" draw:text-style-name="P8" svg:width="2.117cm" svg:height="1.22cm" svg:x="3.685cm" svg:y="8.163cm"><draw:text-box><text:p><text:span text:style-name="T5">Égypte basse</text:span></text:p></draw:text-box></draw:frame><draw:frame text:anchor-type="paragraph" draw:z-index="19" draw:style-name="gr8" draw:text-style-name="P9" svg:width="2.223cm" svg:height="1.142cm" svg:x="4.637cm" svg:y="10.439cm"><draw:text-box><text:p><text:span text:style-name="T2">Égypte haut</text:span><text:span text:style-name="T6">e</text:span></text:p></draw:text-box></draw:frame><draw:frame text:anchor-type="paragraph" draw:z-index="20" draw:style-name="gr12" draw:text-style-name="P10" svg:width="2.408cm" svg:height="0.952cm" svg:x="4.664cm" svg:y="9.382cm"><draw:text-box><text:p><text:span text:style-name="T7">nil</text:span></text:p></draw:text-box></draw:frame><draw:frame text:anchor-type="paragraph" draw:z-index="23" draw:style-name="gr14" draw:text-style-name="P6" svg:width="4.684cm" svg:height="1.35cm" svg:x="2.23cm" svg:y="2.845cm"><draw:text-box><text:p><text:span text:style-name="T3">Asie Mineure</text:span></text:p></draw:text-box></draw:frame><draw:rect text:anchor-type="paragraph" draw:z-index="25" draw:style-name="gr15" draw:text-style-name="P3" svg:width="2.858cm" svg:height="0.98cm" svg:x="8.315cm" svg:y="3.401cm"><text:p/></draw:rect><draw:rect text:anchor-type="paragraph" draw:z-index="27" draw:style-name="gr15" draw:text-style-name="P3" svg:width="3.361cm" svg:height="0.98cm" svg:x="1.859cm" svg:y="2.607cm"><text:p/></draw:rect><draw:rect text:anchor-type="paragraph" draw:z-index="30" draw:style-name="gr15" draw:text-style-name="P3" svg:width="2.408cm" svg:height="1.38cm" svg:x="0.986cm" svg:y="9.063cm"><text:p/></draw:rect><draw:rect text:anchor-type="paragraph" draw:z-index="35" draw:style-name="gr15" draw:text-style-name="P3" svg:width="1.906cm" svg:height="1.191cm" svg:x="17.073cm" svg:y="2.025cm"><text:p/></draw:rect><draw:rect text:anchor-type="paragraph" draw:z-index="24" draw:style-name="gr15" draw:text-style-name="P3" svg:width="2.012cm" svg:height="1.033cm" svg:x="8.712cm" svg:y="1.946cm"><text:p/></draw:rect><draw:frame text:anchor-type="paragraph" draw:z-index="22" draw:style-name="gr13" draw:text-style-name="P7" svg:width="3.89cm" svg:height="1.271cm" svg:x="8.474cm" svg:y="3.612cm"><draw:text-box><text:p><text:span text:style-name="T4">L'euphrate</text:span></text:p></draw:text-box></draw:frame><draw:rect text:anchor-type="paragraph" draw:z-index="26" draw:style-name="gr15" draw:text-style-name="P3" svg:width="2.938cm" svg:height="0.9cm" svg:x="6.913cm" svg:y="4.195cm"><text:p/></draw:rect><draw:rect text:anchor-type="paragraph" draw:z-index="31" draw:style-name="gr15" draw:text-style-name="P3" svg:width="1.43cm" svg:height="0.608cm" svg:x="4.346cm" svg:y="9.382cm"><text:p/></draw:rect><draw:rect text:anchor-type="paragraph" draw:z-index="29" draw:style-name="gr15" draw:text-style-name="P3" svg:width="2.038cm" svg:height="1.537cm" svg:x="3.447cm" svg:y="7.846cm"><text:p/></draw:rect><draw:rect text:anchor-type="paragraph" draw:z-index="32" draw:style-name="gr15" draw:text-style-name="P3" svg:width="1.8cm" svg:height="1.301cm" svg:x="4.32cm" svg:y="10.28cm"><text:p/></draw:rect><draw:rect text:anchor-type="paragraph" draw:z-index="33" draw:style-name="gr15" draw:text-style-name="P3" svg:width="2.382cm" svg:height="0.768cm" svg:x="6.727cm" svg:y="10.042cm"><text:p/></draw:rect><draw:rect text:anchor-type="paragraph" draw:z-index="28" draw:style-name="gr15" draw:text-style-name="P3" svg:width="3.943cm" svg:height="1.006cm" svg:x="1.356cm" svg:y="5.491cm"><text:p/></draw:rect><draw:rect text:anchor-type="paragraph" draw:z-index="34" draw:style-name="gr15" draw:text-style-name="P3" svg:width="3.626cm" svg:height="0.953cm" svg:x="8.527cm" svg:y="7.317cm"><text:p/></draw:rect><draw:frame text:anchor-type="paragraph" draw:z-index="36" draw:style-name="gr16" draw:text-style-name="P11" svg:width="1.985cm" svg:height="1.033cm" svg:x="12.125cm" svg:y="5.412cm"><draw:text-box><text:p><text:span text:style-name="T8">UR</text:span></text:p></draw:text-box></draw:frame><draw:frame text:anchor-type="paragraph" draw:z-index="37" draw:style-name="gr17" draw:text-style-name="P11" svg:width="2.461cm" svg:height="0.9cm" svg:x="10.749cm" svg:y="4.75cm"><draw:text-box><text:p><text:span text:style-name="T8">URUK</text:span></text:p></draw:text-box></draw:frame><draw:rect text:anchor-type="paragraph" draw:z-index="38" draw:style-name="gr18" draw:text-style-name="P3" svg:width="2.488cm" svg:height="1.615cm" svg:x="10.749cm" svg:y="4.618cm"><text:p/></draw:rect><draw:frame draw:style-name="fr1" draw:name="images1" text:anchor-type="as-char" svg:y="-9.051cm" svg:width="16.863cm" svg:height="11.552cm" draw:z-index="21"><draw:image xlink:href="https://static.wixstatic.com/media/136bc5_4d1a68e3e91d46a2b7b1235887cc4beb.jpg/v1/fill/w_488,h_334,al_c,q_80,usm_0.66_1.00_0.01/136bc5_4d1a68e3e91d46a2b7b1235887cc4beb.jpg" xlink:type="simple" xlink:show="embed" xlink:actuate="onLoad"/></draw:frame> </text:p>
      <text:p text:style-name="P2">Carte de l'Orient Ancien au 3ème millénaire avant JC</text:p>
      <text:p text:style-name="Standard"/>
      <text:p text:style-name="Standard"/>
      <text:p text:style-name="Standard"/>
      <text:p text:style-name="P1">Irrigation :</text:p>
      <text:p text:style-name="Standard"/>
      <text:p text:style-name="Standard"/>
      <text:p text:style-name="Standard"/>
      <text:p text:style-name="P1">Sédentatisation :</text:p>
      <text:p text:style-name="Standard"/>
      <text:p text:style-name="Standard"/>
      <text:p text:style-name="Standard"/>
      <text:p text:style-name="P1">Quelles sont les différentes écritures :</text:p>
      <text:p text:style-name="Standard"/>
      <text:p text:style-name="Standard"/>
      <text:p text:style-name="Standard"/>
      <text:p text:style-name="P1">Pourquoi l'écriture est inventée :</text:p>
      <text:p text:style-name="Standard"/>
      <text:p text:style-name="Standard"/>
      <text:p text:style-name="P1">Scribe :</text:p>
      <text:p text:style-name="Standard"/>
      <text:p text:style-name="Standard"/>
      <text:p text:style-name="Standard"/>
      <text:p text:style-name="P1">Polythéïste :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/>
      <text:p text:style-name="P1"/>
      <text:p text:style-name="Standard"><draw:frame text:anchor-type="paragraph" draw:z-index="10" draw:style-name="gr4" svg:width="3.652cm" svg:height="1.059cm" svg:x="7.204cm" svg:y="1.446cm"><draw:text-box><text:p>3000 :</text:p><text:p>.................</text:p></draw:text-box></draw:frame><draw:line text:anchor-type="paragraph" draw:z-index="9" draw:style-name="gr1" draw:text-style-name="P3" svg:x1="7.945cm" svg:y1="0.123cm" svg:x2="7.945cm" svg:y2="1.128cm"><text:p/></draw:line><draw:frame text:anchor-type="paragraph" draw:z-index="8" draw:style-name="gr4" svg:width="3.652cm" svg:height="1.059cm" svg:x="2.521cm" svg:y="1.446cm"><draw:text-box><text:p>4000 :</text:p><text:p>.................</text:p></draw:text-box></draw:frame><draw:frame text:anchor-type="paragraph" draw:z-index="7" draw:style-name="gr4" svg:width="3.652cm" svg:height="1.059cm" svg:x="4.69cm" svg:y="1.446cm"><draw:text-box><text:p>3500 :</text:p><text:p>.................</text:p></draw:text-box></draw:frame><draw:line text:anchor-type="paragraph" draw:z-index="6" draw:style-name="gr1" draw:text-style-name="P3" svg:x1="5.96cm" svg:y1="0.229cm" svg:x2="5.96cm" svg:y2="1.234cm"><text:p/></draw:line><draw:line text:anchor-type="paragraph" draw:z-index="5" draw:style-name="gr1" draw:text-style-name="P3" svg:x1="3.314cm" svg:y1="0.256cm" svg:x2="3.314cm" svg:y2="1.209cm"><text:p/></draw:line><draw:line text:anchor-type="paragraph" draw:z-index="3" draw:style-name="gr1" draw:text-style-name="P3" svg:x1="0.563cm" svg:y1="0.229cm" svg:x2="0.563cm" svg:y2="1.208cm"><text:p/></draw:line><draw:frame text:anchor-type="paragraph" draw:z-index="2" draw:style-name="gr2" svg:width="1.932cm" svg:height="0.927cm" svg:x="12.972cm" svg:y="1.261cm"><draw:text-box><text:p>J-C</text:p></draw:text-box></draw:frame><draw:line text:anchor-type="paragraph" draw:z-index="1" draw:style-name="gr1" draw:text-style-name="P3" svg:x1="13.236cm" svg:y1="0.229cm" svg:x2="13.262cm" svg:y2="1.261cm"><text:p/></draw:line><draw:line text:anchor-type="paragraph" draw:z-index="0" draw:style-name="gr1" draw:text-style-name="P3" svg:x1="0.139cm" svg:y1="0.652cm" svg:x2="16.808cm" svg:y2="0.626cm"><text:p/></draw:line></text:p>
      <text:p text:style-name="Standard"/>
      <text:p text:style-name="Standard"><draw:frame text:anchor-type="paragraph" draw:z-index="4" draw:style-name="gr3" svg:width="3.89cm" svg:height="1.641cm" svg:x="-0.284cm" svg:y="0.473cm"><draw:text-box><text:p>8000 :</text:p><text:p>...................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éverine Gillet</meta:initial-creator>
    <meta:creation-date>2020-12-12T10:02:48.28</meta:creation-date>
    <meta:printed-by>Séverine Gillet</meta:printed-by>
    <meta:print-date>2020-12-12T12:31:37.23</meta:print-date>
    <dc:date>2020-12-15T18:27:11.30</dc:date>
    <dc:creator>Séverine Gillet</dc:creator>
    <meta:editing-duration>PT2H47M40S</meta:editing-duration>
    <meta:editing-cycles>4</meta:editing-cycles>
    <meta:generator>OpenOffice/4.1.6$Win32 OpenOffice.org_project/416m1$Build-9790</meta:generator>
    <meta:document-statistic meta:table-count="0" meta:image-count="1" meta:object-count="0" meta:page-count="2" meta:paragraph-count="8" meta:word-count="28" meta:character-count="178"/>
  </office:meta>
</office:document-meta>
</file>